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P2"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5"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2"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T1" style:family="text">
      <style:text-properties fo:font-variant="normal" fo:text-transform="none" fo:color="#333333" fo:letter-spacing="normal" fo:font-style="normal" fo:font-weight="normal" style:font-name-asian="Times New Roman2" style:font-name-complex="Times New Roman2"/>
    </style:style>
    <style:style style:name="T2" style:family="text">
      <style:text-properties fo:font-variant="normal" fo:text-transform="none" fo:color="#333333" fo:letter-spacing="normal" fo:font-style="normal" fo:font-weight="normal" officeooo:rsid="0006b15f" style:font-name-asian="Times New Roman2" style:font-name-complex="Times New Roman2"/>
    </style:style>
    <style:style style:name="T3" style:family="text">
      <style:text-properties fo:font-variant="normal" fo:text-transform="none" fo:color="#333333" fo:letter-spacing="normal" fo:font-style="normal" fo:font-weight="normal" officeooo:rsid="000890ee" style:font-name-asian="Times New Roman2" style:font-name-complex="Times New Roman2"/>
    </style:style>
    <style:style style:name="T4" style:family="text">
      <style:text-properties fo:font-variant="normal" fo:text-transform="none" fo:color="#333333" fo:letter-spacing="normal" fo:font-style="normal" fo:font-weight="normal" officeooo:rsid="0009ed16" style:font-name-asian="Times New Roman2" style:font-name-complex="Times New Roman2"/>
    </style:style>
    <style:style style:name="T5" style:family="text">
      <style:text-properties fo:font-variant="normal" fo:text-transform="none" fo:color="#333333" fo:letter-spacing="normal" fo:font-style="normal" fo:font-weight="normal" officeooo:rsid="000badd7" style:font-name-asian="Times New Roman2" style:font-name-complex="Times New Roman2"/>
    </style:style>
    <style:style style:name="T6" style:family="text">
      <style:text-properties fo:font-variant="normal" fo:text-transform="none" fo:color="#333333" fo:letter-spacing="normal" fo:font-style="normal" fo:font-weight="normal" officeooo:rsid="000c0478" style:font-name-asian="Times New Roman2" style:font-name-complex="Times New Roman2"/>
    </style:style>
    <style:style style:name="T7" style:family="text">
      <style:text-properties fo:font-variant="normal" fo:text-transform="none" fo:color="#333333" fo:letter-spacing="normal" fo:font-style="normal" fo:font-weight="normal" officeooo:rsid="000ded82" style:font-name-asian="Times New Roman2" style:font-name-complex="Times New Roman2"/>
    </style:style>
    <style:style style:name="T8" style:family="text">
      <style:text-properties fo:font-variant="normal" fo:text-transform="none" fo:color="#333333" fo:letter-spacing="normal" fo:font-style="normal" fo:font-weight="normal" officeooo:rsid="000e4c11" style:font-name-asian="Times New Roman2" style:font-name-complex="Times New Roman2"/>
    </style:style>
    <style:style style:name="T9" style:family="text">
      <style:text-properties fo:font-variant="normal" fo:text-transform="none" fo:color="#333333" fo:letter-spacing="normal" fo:font-style="normal" fo:font-weight="normal" officeooo:rsid="00103f51" style:font-name-asian="Times New Roman2" style:font-name-complex="Times New Roman2"/>
    </style:style>
    <style:style style:name="T10" style:family="text">
      <style:text-properties fo:font-variant="normal" fo:text-transform="none" fo:color="#333333" fo:letter-spacing="normal" fo:font-style="normal" fo:font-weight="normal" officeooo:rsid="0016497f" style:font-name-asian="Times New Roman2" style:font-name-complex="Times New Roman2"/>
    </style:style>
    <style:style style:name="T11" style:family="text">
      <style:text-properties fo:font-variant="normal" fo:text-transform="none" fo:color="#333333" fo:letter-spacing="normal" fo:font-style="normal" fo:font-weight="normal" officeooo:rsid="001a1473" style:font-name-asian="Times New Roman2" style:font-name-complex="Times New Roman2"/>
    </style:style>
    <style:style style:name="T12" style:family="text">
      <style:text-properties fo:font-variant="normal" fo:text-transform="none" fo:color="#333333" fo:letter-spacing="normal" fo:font-style="italic" fo:font-weight="normal" style:font-name-asian="Times New Roman2" style:font-name-complex="Times New Roman2"/>
    </style:style>
    <style:style style:name="T13" style:family="text">
      <style:text-properties style:font-name-asian="Times New Roman2" style:font-name-complex="Times New Roman2"/>
    </style:style>
    <style:style style:name="T14" style:family="text">
      <style:text-properties officeooo:rsid="000890ee" style:font-name-asian="Times New Roman2" style:font-name-complex="Times New Roman2"/>
    </style:style>
    <style:style style:name="T15" style:family="text">
      <style:text-properties officeooo:rsid="000d9a6d" style:font-name-asian="Times New Roman2" style:font-name-complex="Times New Roman2"/>
    </style:style>
    <style:style style:name="T16" style:family="text">
      <style:text-properties officeooo:rsid="0006b15f" style:font-name-asian="Times New Roman2" style:font-name-complex="Times New Roman2"/>
    </style:style>
    <style:style style:name="T17" style:family="text">
      <style:text-properties officeooo:rsid="001111ee"/>
    </style:style>
    <style:style style:name="T18" style:family="text">
      <style:text-properties officeooo:rsid="00144647"/>
    </style:style>
    <style:style style:name="T19" style:family="text">
      <style:text-properties officeooo:rsid="001bc82a"/>
    </style:style>
    <style:style style:name="T2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2"/>
      <text:p text:style-name="P12"/>
      <text:p text:style-name="P12"/>
      <text:p text:style-name="P12"/>
      <text:p text:style-name="P12"/>
      <text:p text:style-name="P12"/>
      <text:p text:style-name="P13">Annotated Bibliography</text:p>
      <text:p text:style-name="P14">Client Tracker</text:p>
      <text:p text:style-name="P13">Travis Nelson</text:p>
      <text:p text:style-name="P13">Regis University</text:p>
      <text:p text:style-name="P12"/>
      <text:p text:style-name="P12"/>
      <text:p text:style-name="P12"/>
      <text:p text:style-name="P12"/>
      <text:p text:style-name="P12"/>
      <text:p text:style-name="P12"/>
      <text:p text:style-name="P12"/>
      <text:p text:style-name="P12"/>
      <text:p text:style-name="P12"/>
      <text:p text:style-name="P2"><text:soft-page-break/>Annotated Bibliography</text:p>
      <text:p text:style-name="P1"><text:bookmark text:name="OLE_LINK6"/><text:bookmark text:name="OLE_LINK5"/><text:bookmark text:name="OLE_LINK12"/><text:bookmark text:name="OLE_LINK11"/><text:bookmark text:name="OLE_LINK10"/><text:bookmark text:name="OLE_LINK9"/>Client Tracker</text:p>
      <text:p text:style-name="P15"><text:span text:style-name="T1">Ahuja, J. J. (1997). </text:span><text:span text:style-name="T12">Client-Server Applications in Java</text:span><text:span text:style-name="T1">(Unpublished master's thesis). Pace University. Retrieved May 28, 2018, from http://support.csis.pace.edu/csisweb/docs/msthesis/ahujajasmine.pdf</text:span></text:p>
      <text:p text:style-name="P15"><text:span text:style-name="T1"/></text:p>
      <text:p text:style-name="P20"><text:span text:style-name="T1"><text:tab/></text:span><text:span text:style-name="T10">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0"><text:span text:style-name="T10"/></text:p>
      <text:p text:style-name="P20"><text:span text:style-name="T10"><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span></text:p>
      <text:p text:style-name="P15"><text:span text:style-name="T1"/></text:p>
      <text:p text:style-name="P10"><text:span text:style-name="T13">Choi, C., &amp; Meng, S. (n.d.). Encryption/Decryption Layer for JavaGroups. Retrieved May 28, 2018, from https://www.cs.cornell.edu/Info/Projects/JavaGroupsNew/studentprojects/crypt/design.html</text:span></text:p>
      <text:p text:style-name="P15"><text:span text:style-name="T1"/></text:p>
      <text:p text:style-name="P15"><text:soft-page-break/><text:span text:style-name="T1"><text:tab/></text:span><text:span text:style-name="T11">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15"><text:span text:style-name="T11"/></text:p>
      <text:p text:style-name="P15"><text:span text:style-name="T11"><text:tab/>This source provides source code and explains the reasoning behind the decisions made, which is very beneficial for a software developer trying to implement a similar solution. The source is also from a very reputable university, which provides solid academic rigor.</text:span></text:p>
      <text:p text:style-name="P15"><text:span text:style-name="T11"/></text:p>
      <text:p text:style-name="P15"><text:span text:style-name="T1">Doherty, S. (2004, June 10). HIPAA Compliance. </text:span><text:span text:style-name="T12">Network Computing</text:span><text:span text:style-name="T1">, 85. Retrieved from http://link.galegroup.com.dml.regis.edu/apps/doc/A118113276/AONE?u=regis&amp;sid=AONE&amp;xid=8912439b</text:span></text:p>
      <text:p text:style-name="P3"/>
      <text:p text:style-name="P16"><text:span text:style-name="T1"><text:tab/></text:span><text:span text:style-name="T4">Doherty aims to explain what the </text:span><text:span text:style-name="T2">Health Insurance Portability and Accountability Act of 1996</text:span><text:span text:style-name="T4"> means and what it’s impact is upon existing and future information technology systems. The author also provides example technical solutions to help the reader comply with the requirements of HIPPA.</text:span></text:p>
      <text:p text:style-name="P4"/>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5"><text:soft-page-break/></text:p>
      <text:p text:style-name="P10">Oracle. (2010). The Java EE 5 Tutorial. Retrieved May 27, 2018, from https://docs.oracle.com/javaee/5/tutorial/doc/bnbwy.html</text:p>
      <text:p text:style-name="P15"/>
      <text:p text:style-name="P17"><text:tab/><text:span text:style-name="T18">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7"/>
      <text:p text:style-name="P21"><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5"/>
      <text:p text:style-name="P10">Oracle. (2018). Java Cryptography Architecture (JCA) Reference Guide. Retrieved May 27, 2018, from https://docs.oracle.com/javase/8/docs/technotes/guides/security/crypto/CryptoSpec.html#Introduction</text:p>
      <text:p text:style-name="P15"/>
      <text:p text:style-name="P15"><text:tab/><text:span text:style-name="T17">Oracle’s documentation on how to utilize the Java programming language to perform cryptography activities is vital for anyone trying to protect critical </text:span><text:soft-page-break/><text:span text:style-name="T17">information. The list of libraries and their respective functions is exhaustive and informative.</text:span></text:p>
      <text:p text:style-name="P15"/>
      <text:p text:style-name="P15"><text:tab/><text:span text:style-name="T17">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15"/>
      <text:p text:style-name="P3">SeeBeyond. (2002). HIPAA Implementation Guide. Retrieved May 27, 2018, from https://docs.oracle.com/cd/E18867_01/4.5.x/4.5.3/eXchange_PM/HIPAA_Implement_Guide.pdf</text:p>
      <text:p text:style-name="P3"/>
      <text:p text:style-name="P18"><text:span text:style-name="T1"><text:tab/></text:span><text:span text:style-name="T5">This source was created by SeeBeyond to explain how their product works and maintains compliance with the </text:span><text:span text:style-name="T2">Health Insurance Portability and Accountability Act of 1996</text:span><text:span text:style-name="T4">. </text:span><text:span text:style-name="T5">It goes into detail about how the design of the product works and how proper security measures are enforced.</text:span></text:p>
      <text:p text:style-name="P5"/>
      <text:p text:style-name="P18"><text:span text:style-name="T5"><text:tab/>While the level of technical detail is excellent, this is an older tool </text:span><text:span text:style-name="T6">from a company that was acquired more than a decade ago. While some of the information may be valid, further research would be important to make sure that the provided information is still state-of-the-art in the field of computer security.</text:span></text:p>
      <text:p text:style-name="P3"/>
      <text:p text:style-name="P3"><text:soft-page-break/>Sheth, M. (2017, April 18). Encryption and Decryption in Java Cryptography. Retrieved May 27, 2018, from https://www.veracode.com/blog/research/encryption-and-decryption-java-cryptography</text:p>
      <text:p text:style-name="P3"/>
      <text:p text:style-name="P15"><text:span text:style-name="T1"><text:tab/></text:span><text:span text:style-name="T7">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6"/>
      <text:p text:style-name="P15"><text:span text:style-name="T7"><text:tab/></text:span><text:span text:style-name="T8">This source is an excellent source of information. It includes a large amount of detail on the different types of encryption, and even helps the reader go about implementing the chosen technical solution. </text:span><text:span text:style-name="T9">It was also recently published, so most of the technical information should still be valid.</text:span></text:p>
      <text:p text:style-name="P3"/>
      <text:p text:style-name="P3">Smeets, M. (2017, July 4). SSL/TLS: How to choose your cipher suite. Retrieved May 28, 2018, from https://technology.amis.nl/2017/07/04/ssltls-choose-cipher-suite/</text:p>
      <text:p text:style-name="P3"/>
      <text:p text:style-name="P3"><text:tab/><text:span text:style-name="T19">This source explains the naming scheme behind various Java cipher suites, and the benefits that the various suites have over one another. The author provides a list of cipher suites that he would recommend and some suggestions on which ones to avoid given the current state of cryptography.</text:span></text:p>
      <text:p text:style-name="P3"/>
      <text:p text:style-name="P3"><text:soft-page-break/><text:tab/><text:span text:style-name="T19">Smeets is knowledgable on the subject given his experience with Oracle and the Java programing language. The source is full of information and is less than one year old, meaning that a good portion of the text should still be up-to-date. The author does not do a great job actually explaining what a cipher is and how it works, at least from a beginner standpoint.</text:span></text:p>
      <text:p text:style-name="P3"/>
      <text:p text:style-name="P3">U.S. Department of Health &amp; Human Services Office for Civil Rights. (2013, July 26). Summary of the HIPAA Security Rule. Retrieved May 27, 2018, from https://www.hhs.gov/hipaa/for-professionals/security/laws-regulations/index.html</text:p>
      <text:p text:style-name="P3"/>
      <text:p text:style-name="P15"><text:span text:style-name="T1"><text:tab/></text:span><text:span text:style-name="T2">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
      <text:p text:style-name="P19"><text:span text:style-name="T2"><text:tab/></text:span><text:span text:style-name="T3">This source should be very reliable due to the fact the United States Department of Health &amp; Human Services Office for Civil Rights updates the information 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text:soft-page-break/></text:p>
      <text:p text:style-name="P11"><text:span text:style-name="T14"><text:tab/></text:span><text:span text:style-name="T15">Yura goes into great detail about the <text:s/></text:span><text:span text:style-name="T16">Health Insurance Portability and Accountability Act of 1996, </text:span><text:span text:style-name="T15">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8</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75</meta:editing-cycles>
    <meta:creation-date>2017-09-25T22:41:00</meta:creation-date>
    <dc:date>2018-05-28T18:58:02.495451694</dc:date>
    <meta:editing-duration>PT11H46M23S</meta:editing-duration>
    <meta:generator>LibreOffice/6.0.1.1$MacOSX_X86_64 LibreOffice_project/60bfb1526849283ce2491346ed2aa51c465abfe6</meta:generator>
    <meta:document-statistic meta:table-count="0" meta:image-count="0" meta:object-count="0" meta:page-count="8" meta:paragraph-count="38" meta:word-count="1128" meta:character-count="7891" meta:non-whitespace-character-count="67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